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2initialfourdigi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83468997ns or 0.083468997s</text:p>
          </table:table-cell>
          <table:table-cell/>
          <table:table-cell office:value-type="float" office:value="0.083468997" calcext:value-type="float">
            <text:p>0.0834689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0332483ns or 0.070332483s</text:p>
          </table:table-cell>
          <table:table-cell/>
          <table:table-cell office:value-type="float" office:value="0.070332483" calcext:value-type="float">
            <text:p>0.0703324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8714019ns or 0.068714019s</text:p>
          </table:table-cell>
          <table:table-cell/>
          <table:table-cell office:value-type="float" office:value="0.068714019" calcext:value-type="float">
            <text:p>0.0687140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8777607ns or 0.068777607s</text:p>
          </table:table-cell>
          <table:table-cell/>
          <table:table-cell office:value-type="float" office:value="0.068777607" calcext:value-type="float">
            <text:p>0.0687776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8795865ns or 0.068795865s</text:p>
          </table:table-cell>
          <table:table-cell/>
          <table:table-cell office:value-type="float" office:value="0.068795865" calcext:value-type="float">
            <text:p>0.06879586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9272642ns or 0.069272642s</text:p>
          </table:table-cell>
          <table:table-cell/>
          <table:table-cell office:value-type="float" office:value="0.069272642" calcext:value-type="float">
            <text:p>0.0692726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9030892ns or 0.069030892s</text:p>
          </table:table-cell>
          <table:table-cell/>
          <table:table-cell office:value-type="float" office:value="0.069030892" calcext:value-type="float">
            <text:p>0.06903089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8999522ns or 0.068999522s</text:p>
          </table:table-cell>
          <table:table-cell/>
          <table:table-cell office:value-type="float" office:value="0.068999522" calcext:value-type="float">
            <text:p>0.0689995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9038627ns or 0.069038627s</text:p>
          </table:table-cell>
          <table:table-cell/>
          <table:table-cell office:value-type="float" office:value="0.069038627" calcext:value-type="float">
            <text:p>0.0690386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ssword Found: HR2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FT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CV7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 Found: SA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69127705ns or 0.069127705s</text:p>
          </table:table-cell>
          <table:table-cell/>
          <table:table-cell office:value-type="float" office:value="0.069127705" calcext:value-type="float">
            <text:p>0.069127705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1" table:formula="of:=AVERAGE([.C5:.C50])" office:value-type="float" office:value="0.0705558359" calcext:value-type="float">
            <text:p>0.0705558359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3T12:24:42.102900521</dc:date>
    <meta:editing-duration>PT6M43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